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Hyperlink" style:data-style-name="N0">
      <style:text-properties fo:color="#0563C1" style:text-underline-style="solid" style:text-underline-type="single"/>
    </style:style>
    <style:style style:name="ce4" style:family="table-cell" style:parent-style-name="Default" style:data-style-name="N0">
      <style:table-cell-properties style:vertical-align="automatic"/>
      <style:text-properties fo:color="#393E41" fo:font-weight="normal" style:font-weight-asian="normal" style:font-weight-complex="normal"/>
    </style:style>
    <style:style style:name="ce5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6.0325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omponents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4">
            <text:p>LDO Voltage Regulator 5V 3A TO-220</text:p>
          </table:table-cell>
          <table:table-cell office:value-type="string" table:style-name="ce1">
            <text:p>173-09-495</text:p>
          </table:table-cell>
          <table:table-cell office:value-type="float" office:value="10.02" table:style-name="ce1">
            <text:p>10.02</text:p>
          </table:table-cell>
          <table:table-cell office:value-type="float" office:value="1" table:style-name="ce1">
            <text:p>1</text:p>
          </table:table-cell>
          <table:table-cell office:value-type="float" office:value="10.02" table:formula="of:=[.C2]*[.D2]" table:style-name="ce1">
            <text:p>10.02</text:p>
          </table:table-cell>
          <table:table-cell table:number-columns-repeated="2" table:style-name="ce1"/>
          <table:table-cell office:value-type="string" table:style-name="ce3">
            <text:p>https://www.distrelec.ch/de/linear-fixed-voltage-regulator-5v-5a-to-220-st-l7805cv/p/17326242?q=voltage+regulators&amp;pos=1&amp;origPos=1&amp;origPageSize=50&amp;track=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Tantalum Capacitor 22uF 16V 10%</text:p>
          </table:table-cell>
          <table:table-cell office:value-type="string" table:style-name="ce1">
            <text:p>300-47-895</text:p>
          </table:table-cell>
          <table:table-cell office:value-type="float" office:value="1.69" table:style-name="ce1">
            <text:p>1.69</text:p>
          </table:table-cell>
          <table:table-cell office:value-type="float" office:value="3" table:style-name="ce1">
            <text:p>3</text:p>
          </table:table-cell>
          <table:table-cell office:value-type="float" office:value="5.07" table:formula="of:=[.C3]*[.D3]" table:style-name="ce1">
            <text:p>5.07</text:p>
          </table:table-cell>
          <table:table-cell table:number-columns-repeated="2" table:style-name="ce1"/>
          <table:table-cell office:value-type="string" table:style-name="ce1">
            <text:p>https://www.distrelec.ch/en/tantalum-capacitor-22uf-16v-10-kemet-t350f226k016at/p/30047895?track=true&amp;no-cache=true&amp;marketingPopup=fals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Tantalum Capacitor 10uF 25V 10%</text:p>
          </table:table-cell>
          <table:table-cell office:value-type="string" table:style-name="ce1">
            <text:p>300-47-900</text:p>
          </table:table-cell>
          <table:table-cell office:value-type="float" office:value="1.28" table:style-name="ce1">
            <text:p>1.28</text:p>
          </table:table-cell>
          <table:table-cell office:value-type="float" office:value="3" table:style-name="ce1">
            <text:p>3</text:p>
          </table:table-cell>
          <table:table-cell office:value-type="float" office:value="3.84" table:formula="of:=[.C4]*[.D4]" table:style-name="ce1">
            <text:p>3.84</text:p>
          </table:table-cell>
          <table:table-cell table:number-columns-repeated="2" table:style-name="ce1"/>
          <table:table-cell office:value-type="string" table:style-name="ce5">
            <text:p><text:a xlink:href="https://www.distrelec.ch/en/tantalum-capacitor-10uf-25v-10-kemet-t356e106k025at/p/30047900?track=true&amp;no-cache=true&amp;marketingPopup=false">https://www.distrelec.ch/en/tantalum-capacitor-10uf-25v-10-kemet-t356e106k025at/p/30047900?track=true&amp;no-cache=true&amp;marketingPopup=false</text:a>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USB Type A, USB-A 2.0 Socket</text:p>
          </table:table-cell>
          <table:table-cell office:value-type="string" table:style-name="ce4">
            <text:p>301-61-465</text:p>
          </table:table-cell>
          <table:table-cell office:value-type="float" office:value="1.47" table:style-name="ce1">
            <text:p>1.47</text:p>
          </table:table-cell>
          <table:table-cell office:value-type="float" office:value="3" table:style-name="ce1">
            <text:p>3</text:p>
          </table:table-cell>
          <table:table-cell office:value-type="float" office:value="4.41" table:formula="of:=[.C5]*[.D5]" table:style-name="ce1">
            <text:p>4.41</text:p>
          </table:table-cell>
          <table:table-cell table:number-columns-repeated="2" table:style-name="ce1"/>
          <table:table-cell office:value-type="string" table:style-name="ce4">
            <text:p>https://www.distrelec.ch/en/usb-cable-usb-plug-usb-plug-2m-black-nedis-ccgp60600bk20/p/30159261?track=true&amp;no-cache=true&amp;marketingPopup=fals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Female Header Pitch 5.08 mm 2 Poles</text:p>
          </table:table-cell>
          <table:table-cell office:value-type="string" table:style-name="ce4">
            <text:p>148-41-390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office:value-type="float" office:value="2.5" table:formula="of:=[.C6]*[.D6]" table:style-name="ce1">
            <text:p>2.5</text:p>
          </table:table-cell>
          <table:table-cell table:number-columns-repeated="2" table:style-name="ce1"/>
          <table:table-cell office:value-type="string" table:style-name="ce4">
            <text:p>https://www.distrelec.ch/en/female-header-pitch-08-mm-poles-phoenix-contact-1836079/p/14841390?q=Female+header+Pitch+5+mm%2c+2+Poles%2c&amp;pos=4&amp;origPos=4&amp;origPageSize=50&amp;track=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Male Header Pitch 5.08 mm 2 Poles</text:p>
          </table:table-cell>
          <table:table-cell office:value-type="string" table:style-name="ce4">
            <text:p>300-43-025</text:p>
          </table:table-cell>
          <table:table-cell office:value-type="float" office:value="0.19" table:style-name="ce1">
            <text:p>0.19</text:p>
          </table:table-cell>
          <table:table-cell office:value-type="float" office:value="10" table:style-name="ce1">
            <text:p>10</text:p>
          </table:table-cell>
          <table:table-cell office:value-type="float" office:value="1.9" table:formula="of:=[.C7]*[.D7]" table:style-name="ce1">
            <text:p>1.9</text:p>
          </table:table-cell>
          <table:table-cell table:number-columns-repeated="2" table:style-name="ce1"/>
          <table:table-cell office:value-type="string" table:style-name="ce4">
            <text:p>https://www.distrelec.ch/en/male-header-poles-08mm-pitch-15a-2mm-right-angle-rnd-connect-rnd-205-00199/p/30043025?q=male+header+Pitch+5+mm%2c+2+Poles%2c&amp;pos=9&amp;origPos=9&amp;origPageSize=50&amp;track=tru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Mini-Fit Jr. Plug - Pigtail 2 Circuits</text:p>
          </table:table-cell>
          <table:table-cell office:value-type="string" table:style-name="ce4">
            <text:p>301-82-620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1" table:style-name="ce1">
            <text:p>1</text:p>
          </table:table-cell>
          <table:table-cell office:value-type="float" office:value="2.0499999999999998" table:formula="of:=[.C8]*[.D8]" table:style-name="ce1">
            <text:p>2.05</text:p>
          </table:table-cell>
          <table:table-cell table:number-columns-repeated="2" table:style-name="ce1"/>
          <table:table-cell office:value-type="string" table:style-name="ce4">
            <text:p>https://www.distrelec.ch/en/cable-assembly-mini-fit-jr-plug-pigtail-circuits-150mm-molex-215323-1021/p/30182620?q=Cable+Assembly%2c+Mini-Fit+Jr.+Plug+-+Mini-Fit+Jr.+Plug%2c+2+Circuits&amp;pos=9&amp;origPos=9&amp;origPageSize=50&amp;track=tru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otal</text:p>
          </table:table-cell>
          <table:table-cell table:number-columns-repeated="3" table:style-name="ce1"/>
          <table:table-cell office:value-type="float" office:value="29.79" table:formula="of:=SUM([.E2:.E8])" table:style-name="ce1">
            <text:p>29.79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Manuel Gasser</meta:initial-creator>
    <dc:creator>Manuel Gasser</dc:creator>
    <meta:creation-date>2021-03-01T08:23:23Z</meta:creation-date>
    <dc:date>2021-03-09T15:00:14Z</dc:date>
  </office:meta>
</office:document-meta>
</file>